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" style:family="graphic" style:parent-style-name="standard">
      <style:graphic-properties svg:stroke-width="0.051cm" svg:stroke-color="#000000" draw:marker-start-width="0.197cm" draw:marker-end="Arrow_20_concave" draw:marker-end-width="0.29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197cm" draw:marker-end-width="0.197cm" draw:fill="none" draw:textarea-horizontal-align="justify" draw:textarea-vertical-align="middle" draw:auto-grow-height="false" fo:min-height="1.222cm" fo:min-width="8.54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standard">
      <style:graphic-properties draw:stroke="solid" svg:stroke-width="0.051cm" svg:stroke-color="#000000" draw:marker-start-width="0.197cm" draw:marker-end-width="0.197cm" draw:fill="none" draw:textarea-horizontal-align="justify" draw:textarea-vertical-align="middle" draw:auto-grow-height="false" fo:min-height="0.56cm" fo:min-width="8.541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stroke="solid" svg:stroke-width="0.051cm" svg:stroke-color="#000000" draw:marker-start-width="0.197cm" draw:marker-end-width="0.197cm" draw:fill="none" draw:textarea-horizontal-align="justify" draw:textarea-vertical-align="middle" draw:auto-grow-height="false" fo:min-height="0.628cm" fo:min-width="8.541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2cm"/>
    </style:style>
    <style:style style:name="gr9" style:family="graphic" style:parent-style-name="standard">
      <style:graphic-properties draw:stroke="solid" svg:stroke-width="0.051cm" svg:stroke-color="#000000" draw:marker-start-width="0.197cm" draw:marker-end-width="0.197cm" draw:fill="none" draw:textarea-horizontal-align="justify" draw:textarea-vertical-align="middle" draw:auto-grow-height="false" fo:min-height="1.208cm" fo:min-width="8.541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9cm"/>
    </style:style>
    <style:style style:name="gr11" style:family="graphic" style:parent-style-name="standard">
      <style:graphic-properties draw:stroke="solid" svg:stroke-width="0.051cm" svg:stroke-color="#000000" draw:marker-start-width="0.197cm" draw:marker-end-width="0.197cm" draw:fill="none" draw:textarea-horizontal-align="justify" draw:textarea-vertical-align="middle" draw:auto-grow-height="false" fo:min-height="0.616cm" fo:min-width="8.541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</style:style>
    <style:style style:name="gr13" style:family="graphic" style:parent-style-name="standard">
      <style:graphic-properties draw:stroke="solid" svg:stroke-width="0.051cm" svg:stroke-color="#000000" draw:marker-start-width="0.197cm" draw:marker-end-width="0.197cm" draw:fill="none" draw:textarea-horizontal-align="justify" draw:textarea-vertical-align="middle" draw:auto-grow-height="false" fo:min-height="0.631cm" fo:min-width="8.541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5" style:family="graphic" style:parent-style-name="standard">
      <style:graphic-properties svg:stroke-width="0.051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0.564cm" fo:min-width="3.972cm" fo:padding-top="0.15cm" fo:padding-bottom="0.15cm" fo:padding-left="0.275cm" fo:padding-right="0.275cm" draw:shadow-opacity="0%"/>
    </style:style>
    <style:style style:name="gr16" style:family="graphic" style:parent-style-name="objectwithoutfill">
      <style:graphic-properties svg:stroke-width="0.051cm" svg:stroke-color="#000000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marker-start="Arrow" draw:marker-start-width="0.3cm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75cm"/>
    </style:style>
    <style:style style:name="gr21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271cm" svg:height="2.032cm" svg:x="5.394cm" svg:y="2.092cm">
          <draw:text-box>
            <text:p text:style-name="P1"><text:span text:style-name="T1">Apply symmetry and identify unique </text:span><text:span text:style-name="T1">tensor blocks</text:span></text:p>
          </draw:text-box>
        </draw:frame>
        <draw:line draw:style-name="gr2" draw:text-style-name="P3" draw:layer="layout" svg:x1="9.966cm" svg:y1="3.597cm" svg:x2="9.991cm" svg:y2="4.429cm">
          <text:p/>
        </draw:line>
        <draw:custom-shape draw:style-name="gr3" draw:text-style-name="P3" draw:layer="layout" svg:width="9.093cm" svg:height="1.524cm" svg:x="5.47cm" svg:y="4.42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9.446cm" svg:height="1.361cm" svg:x="5.276cm" svg:y="4.551cm">
          <draw:text-box>
            <text:p text:style-name="P1"><text:span text:style-name="T1">Generate task lists associated with</text:span></text:p>
            <text:p text:style-name="P1"><text:span text:style-name="T1"><text:s/></text:span><text:span text:style-name="T1">all tensor block combinations</text:span></text:p>
          </draw:text-box>
        </draw:frame>
        <draw:line draw:style-name="gr2" draw:text-style-name="P3" draw:layer="layout" svg:x1="10.042cm" svg:y1="5.935cm" svg:x2="10.067cm" svg:y2="6.767cm">
          <text:p/>
        </draw:line>
        <draw:custom-shape draw:style-name="gr5" draw:text-style-name="P3" draw:layer="layout" svg:width="9.093cm" svg:height="0.862cm" svg:x="5.47cm" svg:y="6.7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0.389cm" svg:height="1.27cm" svg:x="4.835cm" svg:y="6.791cm">
          <draw:text-box>
            <text:p text:style-name="P1"><text:span text:style-name="T1">Merge task lists</text:span></text:p>
          </draw:text-box>
        </draw:frame>
        <draw:line draw:style-name="gr2" draw:text-style-name="P3" draw:layer="layout" svg:x1="10.068cm" svg:y1="7.654cm" svg:x2="10.093cm" svg:y2="8.486cm">
          <text:p/>
        </draw:line>
        <draw:custom-shape draw:style-name="gr3" draw:text-style-name="P3" draw:layer="layout" svg:width="9.093cm" svg:height="1.524cm" svg:x="5.445cm" svg:y="2.0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9.093cm" svg:height="0.93cm" svg:x="5.47cm" svg:y="8.52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446cm" svg:height="0.832cm" svg:x="5.276cm" svg:y="8.651cm">
          <draw:text-box>
            <text:p text:style-name="P1"><text:span text:style-name="T1">Fetch new gamma block task list</text:span></text:p>
          </draw:text-box>
        </draw:frame>
        <draw:line draw:style-name="gr2" draw:text-style-name="P3" draw:layer="layout" svg:x1="10.093cm" svg:y1="12.176cm" svg:x2="10.118cm" svg:y2="13.008cm">
          <text:p/>
        </draw:line>
        <draw:custom-shape draw:style-name="gr9" draw:text-style-name="P3" draw:layer="layout" svg:width="9.093cm" svg:height="1.51cm" svg:x="5.57cm" svg:y="13.02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9.446cm" svg:height="1.361cm" svg:x="5.376cm" svg:y="13.151cm">
          <draw:text-box>
            <text:p text:style-name="P1"><text:span text:style-name="T1">Identify required tensor operator</text:span></text:p>
            <text:p text:style-name="P1"><text:span text:style-name="T1">block</text:span></text:p>
          </draw:text-box>
        </draw:frame>
        <draw:line draw:style-name="gr2" draw:text-style-name="P3" draw:layer="layout" svg:x1="10.168cm" svg:y1="14.554cm" svg:x2="10.193cm" svg:y2="15.386cm">
          <text:p/>
        </draw:line>
        <draw:custom-shape draw:style-name="gr3" draw:text-style-name="P3" draw:layer="layout" svg:width="9.093cm" svg:height="1.524cm" svg:x="5.57cm" svg:y="17.92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9.446cm" svg:height="1.361cm" svg:x="5.376cm" svg:y="18.051cm">
          <draw:text-box>
            <text:p text:style-name="P1"><text:span text:style-name="T1">Compute all A blocks associated </text:span><text:span text:style-name="T1">with a given gamma block</text:span></text:p>
          </draw:text-box>
        </draw:frame>
        <draw:line draw:style-name="gr2" draw:text-style-name="P3" draw:layer="layout" svg:x1="10.168cm" svg:y1="19.454cm" svg:x2="10.193cm" svg:y2="20.286cm">
          <text:p/>
        </draw:line>
        <draw:custom-shape draw:style-name="gr11" draw:text-style-name="P3" draw:layer="layout" svg:width="9.093cm" svg:height="0.918cm" svg:x="5.57cm" svg:y="20.328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9.446cm" svg:height="0.806cm" svg:x="5.376cm" svg:y="20.351cm">
          <draw:text-box>
            <text:p text:style-name="P1"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</text:span><text:span text:style-name="T1"> </text:span><text:span text:style-name="T1">g</text:span><text:span text:style-name="T1">a</text:span><text:span text:style-name="T1">m</text:span><text:span text:style-name="T1">m</text:span><text:span text:style-name="T1">a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/text:p>
          </draw:text-box>
        </draw:frame>
        <draw:custom-shape draw:style-name="gr13" draw:text-style-name="P3" draw:layer="layout" svg:width="9.093cm" svg:height="0.933cm" svg:x="5.57cm" svg:y="22.015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9.446cm" svg:height="0.806cm" svg:x="5.376cm" svg:y="22.138cm">
          <draw:text-box>
            <text:p text:style-name="P1"><text:span text:style-name="T1">Contract A blocks with gamma </text:span><text:span text:style-name="T1">block</text:span></text:p>
          </draw:text-box>
        </draw:frame>
        <draw:line draw:style-name="gr2" draw:text-style-name="P3" draw:layer="layout" svg:x1="10.168cm" svg:y1="22.941cm" svg:x2="10.193cm" svg:y2="23.773cm">
          <text:p/>
        </draw:line>
        <draw:line draw:style-name="gr2" draw:text-style-name="P3" draw:layer="layout" svg:x1="10.169cm" svg:y1="21.241cm" svg:x2="10.194cm" svg:y2="22.073cm">
          <text:p/>
        </draw:line>
        <draw:custom-shape draw:style-name="gr13" draw:text-style-name="P3" draw:layer="layout" svg:width="9.093cm" svg:height="0.933cm" svg:x="5.57cm" svg:y="23.802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9.446cm" svg:height="0.806cm" svg:x="5.376cm" svg:y="23.925cm">
          <draw:text-box>
            <text:p text:style-name="P1"><text:span text:style-name="T1">Save result, discard data</text:span></text:p>
          </draw:text-box>
        </draw:frame>
        <draw:line draw:style-name="gr2" draw:text-style-name="P3" draw:layer="layout" svg:x1="10.168cm" svg:y1="24.728cm" svg:x2="10.193cm" svg:y2="25.56cm">
          <text:p/>
        </draw:line>
        <draw:custom-shape draw:style-name="gr13" draw:text-style-name="P3" draw:layer="layout" svg:width="9.093cm" svg:height="0.933cm" svg:x="5.57cm" svg:y="25.489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9.446cm" svg:height="0.806cm" svg:x="5.376cm" svg:y="25.612cm">
          <draw:text-box>
            <text:p text:style-name="P1"><text:span text:style-name="T1">Sum results</text:span></text:p>
          </draw:text-box>
        </draw:frame>
        <draw:line draw:style-name="gr2" draw:text-style-name="P3" draw:layer="layout" svg:x1="10.069cm" svg:y1="9.541cm" svg:x2="10.094cm" svg:y2="10.373cm">
          <text:p/>
        </draw:line>
        <draw:custom-shape draw:style-name="gr15" draw:text-style-name="P4" draw:layer="layout" svg:width="9.042cm" svg:height="1.726cm" svg:x="5.572cm" svg:y="10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2" draw:layer="layout" svg:width="6.754cm" svg:height="1.361cm" svg:x="6.717cm" svg:y="10.728cm">
          <draw:text-box>
            <text:p text:style-name="P1"><text:span text:style-name="T1">W</text:span><text:span text:style-name="T1">il</text:span><text:span text:style-name="T1">l </text:span><text:span text:style-name="T1">g</text:span><text:span text:style-name="T1">a</text:span><text:span text:style-name="T1">m</text:span><text:span text:style-name="T1">m</text:span><text:span text:style-name="T1">a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b</text:span><text:span text:style-name="T1">e</text:span><text:span text:style-name="T1"> </text:span><text:span text:style-name="T1">s</text:span><text:span text:style-name="T1">p</text:span><text:span text:style-name="T1">a</text:span><text:span text:style-name="T1">r</text:span><text:span text:style-name="T1">s</text:span><text:span text:style-name="T1">e</text:span><text:span text:style-name="T1">?</text:span></text:p>
          </draw:text-box>
        </draw:frame>
        <draw:line draw:style-name="gr2" draw:text-style-name="P3" draw:layer="layout" svg:x1="10.194cm" svg:y1="17.163cm" svg:x2="10.219cm" svg:y2="17.995cm">
          <text:p/>
        </draw:line>
        <draw:custom-shape draw:style-name="gr15" draw:text-style-name="P4" xml:id="id1" draw:id="id1" draw:layer="layout" svg:width="9.042cm" svg:height="1.726cm" svg:x="5.673cm" svg:y="15.4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2" draw:layer="layout" svg:width="6.754cm" svg:height="1.361cm" svg:x="6.818cm" svg:y="15.715cm">
          <draw:text-box>
            <text:p text:style-name="P1"><text:span text:style-name="T1">Is tensor block</text:span></text:p>
            <text:p text:style-name="P1"><text:span text:style-name="T1">sparse?</text:span></text:p>
          </draw:text-box>
        </draw:frame>
        <draw:connector draw:style-name="gr16" draw:text-style-name="P3" draw:layer="layout" draw:line-skew="-0.413cm" svg:x1="5.673cm" svg:y1="16.274cm" svg:x2="5.47cm" svg:y2="8.993cm" draw:start-shape="id1" draw:start-glue-point="5" draw:end-shape="id2" draw:end-glue-point="3" svg:d="M5673 16274h-1143v-7281h940" svg:viewBox="0 0 1144 7282">
          <text:p/>
        </draw:connector>
        <draw:line draw:style-name="gr17" draw:text-style-name="P3" draw:layer="layout" svg:x1="5.745cm" svg:y1="16.274cm" svg:x2="4.957cm" svg:y2="16.274cm">
          <text:p/>
        </draw:line>
        <draw:line draw:style-name="gr17" draw:text-style-name="P3" draw:layer="layout" svg:x1="5.605cm" svg:y1="11.296cm" svg:x2="4.876cm" svg:y2="11.286cm">
          <text:p/>
        </draw:line>
        <draw:line draw:style-name="gr18" draw:text-style-name="P3" draw:layer="layout" svg:x1="5.574cm" svg:y1="11.286cm" svg:x2="4.549cm" svg:y2="11.291cm">
          <text:p/>
        </draw:line>
        <draw:line draw:style-name="gr19" draw:text-style-name="P5" draw:layer="layout" svg:x1="4.529cm" svg:y1="13.474cm" svg:x2="4.524cm" svg:y2="13.979cm">
          <text:p/>
        </draw:line>
        <draw:frame draw:style-name="gr20" draw:text-style-name="P7" draw:layer="layout" svg:width="1.194cm" svg:height="0.725cm" svg:x="10.215cm" svg:y="12.169cm">
          <draw:text-box>
            <text:p text:style-name="P6"><text:span text:style-name="T2">No</text:span></text:p>
          </draw:text-box>
        </draw:frame>
        <draw:frame draw:style-name="gr20" draw:text-style-name="P7" draw:layer="layout" svg:width="1.194cm" svg:height="0.725cm" svg:x="10.332cm" svg:y="17.131cm">
          <draw:text-box>
            <text:p text:style-name="P6"><text:span text:style-name="T2">No</text:span></text:p>
          </draw:text-box>
        </draw:frame>
        <draw:frame draw:style-name="gr21" draw:text-style-name="P7" draw:layer="layout" svg:width="1.357cm" svg:height="1.199cm" svg:x="4.396cm" svg:y="16.421cm">
          <draw:text-box>
            <text:p text:style-name="P6"><text:span text:style-name="T2">Yes</text:span></text:p>
          </draw:text-box>
        </draw:frame>
        <draw:frame draw:style-name="gr21" draw:text-style-name="P7" draw:layer="layout" svg:width="1.357cm" svg:height="1.199cm" svg:x="4.478cm" svg:y="11.393cm">
          <draw:text-box>
            <text:p text:style-name="P6"><text:span text:style-name="T2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23:56:02.047372292</meta:creation-date>
    <dc:date>2018-07-29T00:23:24.617598893</dc:date>
    <meta:editing-duration>PT15M53S</meta:editing-duration>
    <meta:editing-cycles>5</meta:editing-cycles>
    <meta:generator>LibreOffice/5.4.7.2$Linux_X86_64 LibreOffice_project/40$Build-2</meta:generator>
    <meta:document-statistic meta:object-count="44"/>
  </office:meta>
</office:document-meta>
</file>